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62C2FCF1A0C537B3.jpg" manifest:media-type="image/jpeg"/>
  <manifest:file-entry manifest:full-path="Pictures/100000000000010000000100A314505682B500E3.jpg" manifest:media-type="image/jpeg"/>
  <manifest:file-entry manifest:full-path="Pictures/10000201000001000000010008D6A56B6D4B6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cm" fo:min-width="1.95cm"/>
    </style:style>
    <style:style style:name="gr3" style:family="graphic" style:parent-style-name="standard">
      <style:graphic-properties draw:textarea-horizontal-align="justify" draw:textarea-vertical-align="middle" draw:auto-grow-height="false" fo:min-height="0.3cm" fo:min-width="1.86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4cm" svg:height="3.4cm" svg:x="1.1cm" svg:y="11.1cm">
          <draw:image xlink:href="Pictures/10000000000002720000027262C2FCF1A0C537B3.jpg" xlink:type="simple" xlink:show="embed" xlink:actuate="onLoad">
            <text:p/>
          </draw:image>
        </draw:frame>
        <draw:frame draw:style-name="gr1" draw:text-style-name="P1" draw:layer="layout" svg:width="3.218cm" svg:height="3.218cm" svg:x="16.182cm" svg:y="11.182cm">
          <draw:image xlink:href="Pictures/100000000000010000000100A314505682B500E3.jpg" xlink:type="simple" xlink:show="embed" xlink:actuate="onLoad">
            <text:p/>
          </draw:image>
        </draw:frame>
        <draw:frame draw:style-name="gr1" draw:text-style-name="P1" draw:layer="layout" svg:width="3.518cm" svg:height="3.518cm" svg:x="8.1cm" svg:y="11.082cm">
          <draw:image xlink:href="Pictures/10000201000001000000010008D6A56B6D4B6A1C.png" xlink:type="simple" xlink:show="embed" xlink:actuate="onLoad">
            <text:p/>
          </draw:image>
        </draw:frame>
        <draw:custom-shape draw:style-name="gr2" draw:text-style-name="P1" draw:layer="layout" svg:width="2.8cm" svg:height="1.1cm" svg:x="4.6cm" svg:y="12.3cm">
          <text:p/>
          <draw:enhanced-geometry svg:viewBox="0 0 21600 21600" draw:text-areas="0 ?f0 ?f5 ?f2" draw:mirror-vertical="true" draw:type="right-arrow" draw:modifiers="14628.7754373438 6474.114441416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cm" svg:height="1.1cm" svg:x="12.8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.4cm" svg:height="1.673cm" svg:x="1.364cm" svg:y="14.827cm">
          <draw:text-box>
            <text:p>Utilisateur</text:p>
          </draw:text-box>
        </draw:frame>
        <draw:frame draw:style-name="gr5" draw:text-style-name="P2" draw:layer="layout" svg:width="4.8cm" svg:height="1.673cm" svg:x="7.5cm" svg:y="14.6cm">
          <draw:text-box>
            <text:p>Connexion à la plateforme</text:p>
          </draw:text-box>
        </draw:frame>
        <draw:frame draw:style-name="gr6" draw:text-style-name="P2" draw:layer="layout" svg:width="5.6cm" svg:height="3.806cm" svg:x="15.1cm" svg:y="14.594cm">
          <draw:text-box>
            <text:p>Visionnage d’un flux via le réseau de l’université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9T00:18:16.914000000</meta:creation-date>
    <dc:date>2017-12-09T00:42:26.595000000</dc:date>
    <meta:editing-duration>PT44S</meta:editing-duration>
    <meta:editing-cycles>1</meta:editing-cycles>
    <meta:document-statistic meta:object-count="8"/>
    <meta:generator>LibreOffice/5.1.5.2$Windows_x86 LibreOffice_project/7a864d8825610a8c07cfc3bc01dd4fce6a9447e5</meta:generator>
  </office:meta>
</office:document-meta>
</file>